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style:font-name="Liberation Serif" fo:font-size="14pt" fo:language="en" fo:country="GB" fo:font-style="italic" style:text-underline-style="solid" style:text-underline-width="auto" style:text-underline-color="font-color" fo:font-weight="bold" officeooo:rsid="0016f57c" officeooo:paragraph-rsid="0016f57c" style:font-size-asian="14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paragraph-properties fo:text-align="justify" style:justify-single-word="false"/>
      <style:text-properties fo:color="#c9211e" style:font-name="Liberation Serif" fo:font-size="12pt" fo:language="en" fo:country="GB" fo:font-style="italic" style:text-underline-style="solid" style:text-underline-width="auto" style:text-underline-color="font-color" fo:font-weight="bold" officeooo:rsid="0016f57c" officeooo:paragraph-rsid="0016f57c" style:font-size-asian="10.5pt" style:font-style-asian="italic" style:font-weight-asian="bold" style:font-size-complex="12pt" style:font-style-complex="italic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800080" style:font-name="Liberation Serif" fo:font-size="12pt" fo:language="en" fo:country="GB" fo:font-style="italic" style:text-underline-style="solid" style:text-underline-width="auto" style:text-underline-color="font-color" fo:font-weight="bold" officeooo:rsid="001789ff" officeooo:paragraph-rsid="001789ff" fo:background-color="transparent" style:font-size-asian="10.5pt" style:font-style-asian="italic" style:font-weight-asian="bold" style:font-size-complex="12pt" style:font-style-complex="italic" style:font-weight-complex="bold"/>
    </style:style>
    <style:style style:name="P4" style:family="paragraph" style:parent-style-name="Standard" style:list-style-name="L1">
      <style:paragraph-properties fo:text-align="justify" style:justify-single-word="false"/>
      <style:text-properties fo:color="#55308d" style:font-name="Liberation Serif" fo:font-size="12pt" fo:language="en" fo:country="GB" fo:font-style="italic" style:text-underline-style="solid" style:text-underline-width="auto" style:text-underline-color="font-color" fo:font-weight="bold" officeooo:rsid="001789ff" officeooo:paragraph-rsid="001789ff" fo:background-color="transparent" style:font-size-asian="10.5pt" style:font-style-asian="italic" style:font-weight-asian="bold" style:font-size-complex="12pt" style:font-style-complex="italic" style:font-weight-complex="bold"/>
    </style:style>
    <style:style style:name="P5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en" fo:country="GB" fo:font-style="normal" style:text-underline-style="none" fo:font-weight="normal" officeooo:rsid="001789ff" officeooo:paragraph-rsid="001789ff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789ff"/>
    </style:style>
    <style:style style:name="T2" style:family="text">
      <style:text-properties officeooo:rsid="0018f31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sentation of the <text:span text:style-name="T1">company's</text:span></text:p>
      <text:p text:style-name="P1">products</text:p>
      <text:p text:style-name="P1"/>
      <text:p text:style-name="P2"/>
      <text:p text:style-name="P3">French Designer and manufacturer of custom-made energy storage solutions</text:p>
      <text:list xml:id="list684583360" text:style-name="L1">
        <text:list-item>
          <text:p text:style-name="P4">e-Mobility</text:p>
        </text:list-item>
      </text:list>
      <text:p text:style-name="P5">Manufacturing / operating fleets of electric bikes, cargo bikes, motor scooters, go karts, pallet trucks… is your business ?</text:p>
      <text:p text:style-name="P5">EasyLi is your energy storage partner from system specifications (range, power, weight, form factor…) to delivery to your premises of “Made in France” Lithium-ion battery systems specially designed for your applications.</text:p>
      <text:list xml:id="list100812678408466" text:continue-numbering="true" text:style-name="L1">
        <text:list-item>
          <text:p text:style-name="P4">Onboard and Off-Grid energy</text:p>
        </text:list-item>
      </text:list>
      <text:p text:style-name="P5">Is powering mobile <text:span text:style-name="T2">equipment for many hours your challenge ?</text:span></text:p>
      <text:list xml:id="list100814651777401" text:continue-numbering="true" text:style-name="L1">
        <text:list-item>
          <text:p text:style-name="P4">Smart building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10-13T09:18:43.816807609</meta:creation-date>
    <dc:date>2020-10-13T10:08:12.503289444</dc:date>
    <meta:editing-duration>PT18M13S</meta:editing-duration>
    <meta:editing-cycles>2</meta:editing-cycles>
    <meta:generator>LibreOffice/6.3.5.2$Linux_X86_64 LibreOffice_project/30$Build-2</meta:generator>
    <meta:document-statistic meta:table-count="0" meta:image-count="0" meta:object-count="0" meta:page-count="1" meta:paragraph-count="9" meta:word-count="84" meta:character-count="567" meta:non-whitespace-character-count="495"/>
  </office:meta>
</office:document-meta>
</file>